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c5c" officeooo:paragraph-rsid="000cec5c"/>
    </style:style>
    <style:style style:name="P2" style:family="paragraph" style:parent-style-name="Standard">
      <style:text-properties officeooo:rsid="000e2e4a" officeooo:paragraph-rsid="000e2e4a"/>
    </style:style>
    <style:style style:name="P3" style:family="paragraph" style:parent-style-name="Standard">
      <style:text-properties officeooo:rsid="0012d498" officeooo:paragraph-rsid="0012d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 Overview </text:p>
      <text:p text:style-name="P2"/>
      <text:p text:style-name="P2">Purpose: Make sure I get what I am learning and I am not bsing it LOL – alright let’s go </text:p>
      <text:p text:style-name="P2"/>
      <text:p text:style-name="P2">Guiding Questions: </text:p>
      <text:p text:style-name="P2">1. Why is cloud computing popular today?</text:p>
      <text:p text:style-name="P2">2. What is different in cloud computing compared to previous generations of distributed systems?</text:p>
      <text:p text:style-name="P2">3. how does one program in MapReduce?</text:p>
      <text:p text:style-name="P2">4. How does the MapReduce system schedule jobs?</text:p>
      <text:p text:style-name="P2"/>
      <text:p text:style-name="P3">More stuff- check out Apache Hadoop docum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41:36.815312456</meta:creation-date>
    <dc:date>2018-09-09T14:48:43.888071333</dc:date>
    <meta:editing-duration>PT7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7" meta:character-count="395" meta:non-whitespace-character-count="331"/>
  </office:meta>
</office:document-meta>
</file>